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5 ROAR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0 ROAR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ROAR ; 56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3 ROAR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1 ROAR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6 ROAR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5 ROAR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5 ROAR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5 ROAR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0 ROAR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0 ROAR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5 ROAR ; 47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5 ROAR ; 47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7 SUBMISSION ; 49 ROAR ; 51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4 ROAR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5 ROAR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5 ROAR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8 ROAR ; 50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2 DIG ; 44 IRON_TAIL ; 46 ROAR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4 DIG ; 46 IRON_TAIL ; 48 ROAR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49 DIG ; 51 IRON_TAIL ; 53 ROAR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1 ROAR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3 ROAR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ROAR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5 SHADOW_CLAW ; 47 ROAR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0 SHADOW_CLAW ; 52 ROAR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6 FLARE_BLITZ ; 58 ROAR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0 ROAR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ROAR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ROAR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2 ROAR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58 ROAR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58 ROAR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58 ROAR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8 ROAR ; 50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3 ROAR ; 55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4 ROAR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4 ROA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4 ROAR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68 ROAR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3 ROAR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office:value-type="string" calcext:value-type="string">
            <text:p>EV_ITEM, BERSERK_GENE, 1, MEWTWO</text:p>
          </table:table-cell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WHIRLWIND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, BODY_PRESS, GYRO_BALL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3 ROAR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3:00:56.52937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25T13:01:29.222024100</dc:date>
    <meta:editing-duration>P49DT10H46M40S</meta:editing-duration>
    <meta:editing-cycles>500</meta:editing-cycles>
    <meta:document-statistic meta:table-count="2" meta:cell-count="5451" meta:object-count="0"/>
  </office:meta>
</office:document-meta>
</file>